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" svg:font-family="Courier" style:font-family-generic="modern" style:font-pitch="variable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491cm" style:rel-column-width="27910*"/>
    </style:style>
    <style:style style:name="Table1.B" style:family="table-column">
      <style:table-column-properties style:column-width="10.098cm" style:rel-column-width="37624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4.3cm"/>
    </style:style>
    <style:style style:name="Table2.B" style:family="table-column">
      <style:table-column-properties style:column-width="13.294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Table_20_Contents">
      <style:paragraph-properties fo:margin-top="0cm" fo:margin-bottom="0.12cm" style:contextual-spacing="false" fo:text-align="justify" style:justify-single-word="false"/>
      <style:text-properties style:font-name="sans-serif" fo:font-size="11pt" style:font-size-asian="11pt" style:font-size-complex="11pt"/>
    </style:style>
    <style:style style:name="P2" style:family="paragraph" style:parent-style-name="Table_20_Contents">
      <style:paragraph-properties fo:margin-top="0cm" fo:margin-bottom="0cm" style:contextual-spacing="true" fo:line-height="100%" fo:text-align="justify" style:justify-single-word="false"/>
      <style:text-properties style:font-name="sans-serif" fo:font-size="11pt" style:font-size-asian="11pt" style:font-size-complex="11pt"/>
    </style:style>
    <style:style style:name="P3" style:family="paragraph" style:parent-style-name="List_20_Contents">
      <style:paragraph-properties fo:margin-top="0cm" fo:margin-bottom="0cm" style:contextual-spacing="true" fo:line-height="100%" fo:text-align="justify" style:justify-single-word="false"/>
      <style:text-properties style:font-name="sans-serif" fo:font-size="11pt" officeooo:rsid="001098ff" officeooo:paragraph-rsid="001098ff" style:font-size-asian="11pt" style:font-size-complex="11pt"/>
    </style:style>
    <style:style style:name="P4" style:family="paragraph" style:parent-style-name="Table_20_Contents">
      <style:paragraph-properties fo:margin-top="0cm" fo:margin-bottom="0.12cm" style:contextual-spacing="false" fo:text-align="justify" style:justify-single-word="false"/>
      <style:text-properties style:font-name="sans-serif" fo:font-size="11pt" officeooo:paragraph-rsid="002441b0" style:font-name-asian="sans-serif" style:font-size-asian="11pt" style:font-name-complex="sans-serif" style:font-size-complex="11pt"/>
    </style:style>
    <style:style style:name="P5" style:family="paragraph" style:parent-style-name="Table_20_Contents">
      <style:paragraph-properties fo:margin-top="0cm" fo:margin-bottom="0cm" style:contextual-spacing="true" fo:line-height="100%" fo:text-align="justify" style:justify-single-word="false"/>
      <style:text-properties style:font-name="sans-serif" fo:font-size="11pt" officeooo:rsid="001098ff" officeooo:paragraph-rsid="001098ff" style:font-name-asian="sans-serif" style:font-size-asian="11pt" style:font-name-complex="sans-serif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style:font-name="sans-serif" fo:font-size="10pt"/>
    </style:style>
    <style:style style:name="P7" style:family="paragraph" style:parent-style-name="Table_20_Contents">
      <style:paragraph-properties fo:text-align="end" style:justify-single-word="false"/>
      <style:text-properties style:font-name="sans-serif" fo:font-size="10pt" officeooo:rsid="000ef0b9" officeooo:paragraph-rsid="000ef0b9"/>
    </style:style>
    <style:style style:name="P8" style:family="paragraph" style:parent-style-name="Table_20_Contents">
      <style:paragraph-properties fo:margin-top="0cm" fo:margin-bottom="0.12cm" style:contextual-spacing="false" fo:text-align="justify" style:justify-single-word="false"/>
      <style:text-properties officeooo:paragraph-rsid="00176f7a"/>
    </style:style>
    <style:style style:name="P9" style:family="paragraph" style:parent-style-name="Table_20_Contents">
      <style:paragraph-properties fo:margin-top="0cm" fo:margin-bottom="0.12cm" style:contextual-spacing="false" fo:text-align="justify" style:justify-single-word="false"/>
      <style:text-properties officeooo:paragraph-rsid="001098ff"/>
    </style:style>
    <style:style style:name="P10" style:family="paragraph" style:parent-style-name="Table_20_Contents">
      <style:paragraph-properties fo:margin-top="0cm" fo:margin-bottom="0.12cm" style:contextual-spacing="false" fo:text-align="justify" style:justify-single-word="false"/>
      <style:text-properties officeooo:paragraph-rsid="001a3637"/>
    </style:style>
    <style:style style:name="P11" style:family="paragraph" style:parent-style-name="Table_20_Contents">
      <style:paragraph-properties fo:margin-top="0cm" fo:margin-bottom="0.12cm" style:contextual-spacing="false" fo:text-align="justify" style:justify-single-word="false"/>
      <style:text-properties officeooo:paragraph-rsid="00148e84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19a108"/>
    </style:style>
    <style:style style:name="P14" style:family="paragraph" style:parent-style-name="Table_20_Contents">
      <style:paragraph-properties fo:text-align="justify" style:justify-single-word="false"/>
      <style:text-properties officeooo:paragraph-rsid="001a9402"/>
    </style:style>
    <style:style style:name="P15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24943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b29d1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bf2ff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Table_20_Contents">
      <style:paragraph-properties fo:margin-top="0cm" fo:margin-bottom="0cm" style:contextual-spacing="true" fo:line-height="100%" fo:text-align="justify" style:justify-single-word="false"/>
      <style:text-properties fo:font-size="11pt" officeooo:paragraph-rsid="00148e84" style:font-size-asian="11pt" style:font-size-complex="11pt"/>
    </style:style>
    <style:style style:name="P21" style:family="paragraph" style:parent-style-name="Table_20_Contents">
      <style:paragraph-properties fo:margin-top="0cm" fo:margin-bottom="0cm" style:contextual-spacing="true" fo:line-height="100%" fo:text-align="justify" style:justify-single-word="false"/>
      <style:text-properties fo:font-size="11pt" officeooo:paragraph-rsid="002441b0" style:font-size-asian="11pt" style:font-size-complex="11pt"/>
    </style:style>
    <style:style style:name="P22" style:family="paragraph" style:parent-style-name="List_20_Contents">
      <style:paragraph-properties fo:margin-top="0cm" fo:margin-bottom="0cm" style:contextual-spacing="true" fo:line-height="100%" fo:text-align="justify" style:justify-single-word="false"/>
      <style:text-properties fo:font-size="11pt" officeooo:paragraph-rsid="001098ff" style:font-size-asian="11pt" style:font-size-complex="11pt"/>
    </style:style>
    <style:style style:name="P23" style:family="paragraph" style:parent-style-name="List_20_Heading">
      <style:paragraph-properties fo:margin-top="0cm" fo:margin-bottom="0cm" style:contextual-spacing="true" fo:line-height="100%" fo:text-align="justify" style:justify-single-word="false"/>
      <style:text-properties officeooo:paragraph-rsid="0018f39b"/>
    </style:style>
    <style:style style:name="P2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0ef0b9" officeooo:paragraph-rsid="001475c6" style:font-size-asian="11pt" style:font-size-complex="11pt"/>
    </style:style>
    <style:style style:name="P2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24943" officeooo:paragraph-rsid="00124943" style:font-size-asian="11pt" style:font-size-complex="11pt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24943" officeooo:paragraph-rsid="001b29d1" style:font-size-asian="11pt" style:font-size-complex="11pt"/>
    </style:style>
    <style:style style:name="P2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31586" officeooo:paragraph-rsid="001bf2ff" style:font-size-asian="11pt" style:font-size-complex="11pt"/>
    </style:style>
    <style:style style:name="P2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paragraph-rsid="00124943" style:font-size-asian="11pt" style:font-size-complex="11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P30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P3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P32" style:family="paragraph" style:parent-style-name="Preformatted_20_Text">
      <style:paragraph-properties fo:margin-top="0cm" fo:margin-bottom="0.499cm" style:contextual-spacing="false" fo:text-align="justify" style:justify-single-word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P33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3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3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loext:opacity="100%" style:font-name="Liberation Mono" fo:font-size="10pt" fo:letter-spacing="normal" style:font-size-asian="10pt" style:font-size-complex="10pt"/>
    </style:style>
    <style:style style:name="P36" style:family="paragraph" style:parent-style-name="Preformatted_20_Text">
      <style:paragraph-properties fo:margin-top="0cm" fo:margin-bottom="0.499cm" style:contextual-spacing="false" fo:text-align="justify" style:justify-single-word="false" fo:orphans="2" fo:widows="2"/>
      <style:text-properties fo:font-variant="normal" fo:text-transform="none" fo:color="#000000" loext:opacity="100%" style:font-name="Liberation Mono" fo:font-size="10pt" fo:letter-spacing="normal" style:font-size-asian="10pt" style:font-size-complex="10pt"/>
    </style:style>
    <style:style style:name="P37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/>
    </style:style>
    <style:style style:name="P38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124943" officeooo:paragraph-rsid="00124943"/>
    </style:style>
    <style:style style:name="P39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131586" officeooo:paragraph-rsid="00131586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41" style:family="paragraph" style:parent-style-name="List_20_Contents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fo:color="#666666" loext:opacity="100%" style:font-name="Liberation Mono" fo:font-size="11pt" officeooo:rsid="0018f39b" officeooo:paragraph-rsid="0018f39b" style:font-size-asian="11pt" style:font-size-complex="11pt"/>
    </style:style>
    <style:style style:name="P42" style:family="paragraph" style:parent-style-name="Preformatted_20_Text">
      <style:paragraph-properties fo:text-align="justify" style:justify-single-word="false" fo:orphans="2" fo:widows="2"/>
      <style:text-properties style:font-name="Liberation Mono" fo:font-size="10pt" style:font-size-asian="10pt" style:font-size-complex="10pt"/>
    </style:style>
    <style:style style:name="P43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8pt" fo:letter-spacing="normal" fo:font-style="normal" fo:font-weight="bold" officeooo:rsid="00131586" officeooo:paragraph-rsid="00308fa1" style:font-size-asian="18pt" style:font-weight-asian="bold" style:font-size-complex="18pt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style:font-name="sans-serif" fo:font-size="11pt" officeooo:rsid="000ef0b9" style:font-name-asian="sans-serif" style:font-size-asian="11pt" style:font-name-complex="sans-serif" style:font-size-complex="11pt"/>
    </style:style>
    <style:style style:name="T3" style:family="text">
      <style:text-properties style:font-name="sans-serif" fo:font-size="11pt" officeooo:rsid="00148e84" style:font-name-asian="sans-serif" style:font-size-asian="11pt" style:font-name-complex="sans-serif" style:font-size-complex="11pt"/>
    </style:style>
    <style:style style:name="T4" style:family="text">
      <style:text-properties style:font-name="sans-serif" fo:font-size="11pt" officeooo:rsid="0019a108" style:font-name-asian="sans-serif" style:font-size-asian="11pt" style:font-name-complex="sans-serif" style:font-size-complex="11pt"/>
    </style:style>
    <style:style style:name="T5" style:family="text">
      <style:text-properties style:font-name="sans-serif" fo:font-size="11pt" officeooo:rsid="001a2e0d" style:font-name-asian="sans-serif" style:font-size-asian="11pt" style:font-name-complex="sans-serif" style:font-size-complex="11pt"/>
    </style:style>
    <style:style style:name="T6" style:family="text">
      <style:text-properties style:font-name="sans-serif" fo:font-size="11pt" officeooo:rsid="001098ff" style:font-name-asian="sans-serif" style:font-size-asian="11pt" style:font-name-complex="sans-serif" style:font-size-complex="11pt"/>
    </style:style>
    <style:style style:name="T7" style:family="text">
      <style:text-properties style:font-name="sans-serif" fo:font-size="11pt" officeooo:rsid="001a3637" style:font-name-asian="sans-serif" style:font-size-asian="11pt" style:font-name-complex="sans-serif" style:font-size-complex="11pt"/>
    </style:style>
    <style:style style:name="T8" style:family="text">
      <style:text-properties style:font-name="sans-serif" fo:font-size="11pt" officeooo:rsid="001a9402" style:font-name-asian="sans-serif" style:font-size-asian="11pt" style:font-name-complex="sans-serif" style:font-size-complex="11pt"/>
    </style:style>
    <style:style style:name="T9" style:family="text">
      <style:text-properties style:font-name="sans-serif" fo:font-size="11pt" officeooo:rsid="001ffc78" style:font-name-asian="sans-serif" style:font-size-asian="11pt" style:font-name-complex="sans-serif" style:font-size-complex="11pt"/>
    </style:style>
    <style:style style:name="T10" style:family="text">
      <style:text-properties style:font-name="sans-serif" officeooo:rsid="000ef0b9"/>
    </style:style>
    <style:style style:name="T11" style:family="text">
      <style:text-properties style:font-name="sans-serif" officeooo:rsid="00148e84"/>
    </style:style>
    <style:style style:name="T12" style:family="text">
      <style:text-properties style:font-name="sans-serif" officeooo:rsid="001098ff"/>
    </style:style>
    <style:style style:name="T13" style:family="text">
      <style:text-properties style:font-name="sans-serif" officeooo:rsid="0015afc2"/>
    </style:style>
    <style:style style:name="T14" style:family="text">
      <style:text-properties style:font-name="sans-serif" officeooo:rsid="0018f39b"/>
    </style:style>
    <style:style style:name="T15" style:family="text">
      <style:text-properties style:font-name="sans-serif" officeooo:rsid="001098ff" style:font-name-asian="sans-serif" style:font-name-complex="sans-serif"/>
    </style:style>
    <style:style style:name="T16" style:family="text">
      <style:text-properties style:font-name="sans-serif" officeooo:rsid="0018f39b" style:font-name-asian="sans-serif" style:font-name-complex="sans-serif"/>
    </style:style>
    <style:style style:name="T17" style:family="text">
      <style:text-properties style:font-name="sans-serif" officeooo:rsid="0019a108" style:font-name-asian="sans-serif" style:font-name-complex="sans-serif"/>
    </style:style>
    <style:style style:name="T18" style:family="text">
      <style:text-properties style:font-name="sans-serif" officeooo:rsid="0019a108"/>
    </style:style>
    <style:style style:name="T19" style:family="text">
      <style:text-properties style:font-name="sans-serif" officeooo:rsid="001a2e0d"/>
    </style:style>
    <style:style style:name="T20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24943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31586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b29d1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bf2ff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1ba98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860d0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font-style="normal" fo:font-weight="bold" officeooo:rsid="00124943" style:font-size-asian="11pt" style:font-weight-asian="bold" style:font-size-complex="11pt" style:font-weight-complex="bold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124943" style:font-size-asian="11pt" style:font-style-asian="italic" style:font-size-complex="11pt" style:font-style-complex="italic"/>
    </style:style>
    <style:style style:name="T29" style:family="text">
      <style:text-properties fo:font-variant="normal" fo:text-transform="none" fo:color="#000000" loext:opacity="100%" style:font-name="Courier" fo:font-size="11pt" fo:letter-spacing="normal" fo:font-style="normal" fo:font-weight="normal" officeooo:rsid="00124943" style:font-size-asian="11pt" style:font-size-complex="11pt"/>
    </style:style>
    <style:style style:name="T30" style:family="text">
      <style:text-properties fo:font-variant="normal" fo:text-transform="none" fo:color="#000000" loext:opacity="100%" style:font-name="Courier" fo:font-size="11pt" fo:letter-spacing="normal" fo:font-style="normal" fo:font-weight="normal" officeooo:rsid="00131586" style:font-size-asian="11pt" style:font-size-complex="11pt"/>
    </style:style>
    <style:style style:name="T31" style:family="text">
      <style:text-properties fo:font-variant="normal" fo:text-transform="none" fo:color="#000000" loext:opacity="100%" style:font-name="Courier" fo:letter-spacing="normal" fo:font-style="normal" fo:font-weight="normal" officeooo:rsid="000ef0b9"/>
    </style:style>
    <style:style style:name="T3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24943" style:font-size-asian="11pt" style:font-size-complex="11pt"/>
    </style:style>
    <style:style style:name="T3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24943" style:font-size-asian="11pt" style:font-size-complex="11pt"/>
    </style:style>
    <style:style style:name="T3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098ff" style:font-name-asian="sans-serif" style:font-size-asian="11pt" style:font-name-complex="sans-serif" style:font-size-complex="11pt"/>
    </style:style>
    <style:style style:name="T35" style:family="text">
      <style:text-properties fo:font-variant="normal" fo:text-transform="none" fo:color="#595959" loext:opacity="100%" style:font-name="sans-serif" fo:letter-spacing="normal" fo:font-style="normal" fo:font-weight="normal"/>
    </style:style>
    <style:style style:name="T36" style:family="text">
      <style:text-properties fo:font-variant="normal" fo:text-transform="none" fo:color="#595959" loext:opacity="100%" style:font-name="sans-serif" fo:letter-spacing="normal" fo:font-style="normal" fo:font-weight="normal" officeooo:rsid="000ef0b9"/>
    </style:style>
    <style:style style:name="T37" style:family="text">
      <style:text-properties fo:font-variant="normal" fo:text-transform="none" fo:color="#2a6099" loext:opacity="100%" style:font-name="sans-serif" fo:font-size="11pt" fo:letter-spacing="normal" fo:font-style="normal" fo:font-weight="normal" officeooo:rsid="00124943" style:font-size-asian="11pt" style:font-size-complex="11pt"/>
    </style:style>
    <style:style style:name="T38" style:family="text">
      <style:text-properties fo:font-variant="normal" fo:text-transform="none" fo:color="#2a6099" loext:opacity="100%" style:font-name="sans-serif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39" style:family="text">
      <style:text-properties fo:font-variant="normal" fo:text-transform="none" fo:color="#2a6099" loext:opacity="100%" style:font-name="sans-serif" fo:font-size="11pt" fo:letter-spacing="normal" fo:font-style="normal" style:text-underline-style="solid" style:text-underline-width="auto" style:text-underline-color="font-color" fo:font-weight="normal" officeooo:rsid="00131586" style:font-size-asian="11pt" style:font-size-complex="11pt"/>
    </style:style>
    <style:style style:name="T40" style:family="text">
      <style:text-properties fo:font-variant="normal" fo:text-transform="none" fo:color="#00008b" loext:opacity="100%" style:font-name="Liberation Mono" fo:font-size="11pt" fo:letter-spacing="normal" fo:font-style="normal" style:text-underline-style="none" fo:font-weight="normal" officeooo:rsid="00124943" style:font-size-asian="11pt" style:font-size-complex="11pt"/>
    </style:style>
    <style:style style:name="T41" style:family="text">
      <style:text-properties fo:font-variant="normal" fo:text-transform="none" fo:color="#00008b" loext:opacity="100%" style:font-name="Liberation Mono" fo:font-size="11pt" fo:letter-spacing="normal" fo:font-style="normal" style:text-underline-style="none" fo:font-weight="normal" officeooo:rsid="00124943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fo:color="#00008b" loext:opacity="100%" style:font-name="Liberation Mono" fo:font-size="11pt" fo:letter-spacing="normal" fo:font-style="normal" style:text-underline-style="none" fo:font-weight="normal" officeooo:rsid="00124943" style:font-name-asian="sans-serif" style:font-size-asian="11pt" style:font-weight-asian="bold" style:font-name-complex="sans-serif" style:font-size-complex="11pt" style:font-weight-complex="bold"/>
    </style:style>
    <style:style style:name="T43" style:family="text">
      <style:text-properties fo:font-variant="normal" fo:text-transform="none" fo:color="#00008b" loext:opacity="100%" style:font-name="Liberation Mono" fo:letter-spacing="normal" fo:font-style="normal" style:text-underline-style="none" fo:font-weight="normal" officeooo:rsid="00124943" style:font-weight-asian="bold" style:font-weight-complex="bold"/>
    </style:style>
    <style:style style:name="T44" style:family="text">
      <style:text-properties fo:font-variant="normal" fo:text-transform="none" fo:color="#00008b" loext:opacity="100%" style:font-name="Liberation Mono" fo:letter-spacing="normal" fo:font-style="normal" style:text-underline-style="none" fo:font-weight="normal" officeooo:rsid="00124943" style:font-name-asian="sans-serif" style:font-weight-asian="bold" style:font-name-complex="sans-serif" style:font-weight-complex="bold"/>
    </style:style>
    <style:style style:name="T45" style:family="text">
      <style:text-properties fo:color="#800080" loext:opacity="100%" style:font-name="Liberation Sans" officeooo:rsid="002441b0" style:font-name-asian="sans-serif" style:font-name-complex="sans-serif"/>
    </style:style>
    <style:style style:name="T46" style:family="text">
      <style:text-properties fo:color="#666666" loext:opacity="100%" style:font-name="Liberation Sans"/>
    </style:style>
    <style:style style:name="T47" style:family="text">
      <style:text-properties fo:color="#666666" loext:opacity="100%" style:font-name="Liberation Mono" fo:font-size="9pt" officeooo:rsid="0019a108" style:font-size-asian="11pt" style:font-size-complex="11pt"/>
    </style:style>
    <style:style style:name="T48" style:family="text">
      <style:text-properties fo:color="#666666" loext:opacity="100%" style:font-name="Liberation Mono" fo:font-size="11pt" officeooo:rsid="0018f39b" style:font-size-asian="11pt" style:font-size-complex="11pt"/>
    </style:style>
    <style:style style:name="T49" style:family="text">
      <style:text-properties officeooo:rsid="000ef0b9"/>
    </style:style>
    <style:style style:name="T50" style:family="text">
      <style:text-properties officeooo:rsid="00124943"/>
    </style:style>
    <style:style style:name="T51" style:family="text">
      <style:text-properties style:font-name="Courier" fo:font-size="11pt" officeooo:rsid="001098ff" style:font-name-asian="sans-serif" style:font-size-asian="11pt" style:font-name-complex="sans-serif" style:font-size-complex="11pt"/>
    </style:style>
    <style:style style:name="T52" style:family="text">
      <style:text-properties style:font-name="Courier" fo:font-size="11pt" style:font-size-asian="11pt" style:font-size-complex="11pt"/>
    </style:style>
    <style:style style:name="T53" style:family="text">
      <style:text-properties style:font-name="Courier" fo:font-size="11pt" officeooo:rsid="0018f39b" style:font-size-asian="11pt" style:font-size-complex="11pt"/>
    </style:style>
    <style:style style:name="T54" style:family="text">
      <style:text-properties style:font-name="Liberation Sans"/>
    </style:style>
    <style:style style:name="T55" style:family="text">
      <style:text-properties style:font-name="Liberation Sans" officeooo:rsid="00138e3f"/>
    </style:style>
    <style:style style:name="T56" style:family="text">
      <style:text-properties style:font-name="Liberation Sans" officeooo:rsid="001475c6"/>
    </style:style>
    <style:style style:name="T57" style:family="text">
      <style:text-properties style:font-name="Liberation Sans" fo:font-size="11pt" officeooo:rsid="00148e84" style:font-name-asian="sans-serif" style:font-size-asian="11pt" style:font-name-complex="sans-serif" style:font-size-complex="11pt"/>
    </style:style>
    <style:style style:name="T58" style:family="text">
      <style:text-properties style:font-name="Liberation Sans" fo:font-size="11pt" officeooo:rsid="000ef0b9" style:font-name-asian="sans-serif" style:font-size-asian="11pt" style:font-name-complex="sans-serif" style:font-size-complex="11pt"/>
    </style:style>
    <style:style style:name="T59" style:family="text">
      <style:text-properties style:font-name="Liberation Sans" fo:font-size="11pt" officeooo:rsid="00176f7a" style:font-name-asian="sans-serif" style:font-size-asian="11pt" style:font-name-complex="sans-serif" style:font-size-complex="11pt"/>
    </style:style>
    <style:style style:name="T60" style:family="text">
      <style:text-properties style:font-name="Liberation Sans" fo:font-size="11pt" officeooo:rsid="00267392" style:font-name-asian="sans-serif" style:font-size-asian="11pt" style:font-name-complex="sans-serif" style:font-size-complex="11pt"/>
    </style:style>
    <style:style style:name="T61" style:family="text">
      <style:text-properties officeooo:rsid="001475c6"/>
    </style:style>
    <style:style style:name="T62" style:family="text">
      <style:text-properties officeooo:rsid="00148e84"/>
    </style:style>
    <style:style style:name="T63" style:family="text">
      <style:text-properties fo:color="#2a6099" loext:opacity="100%" style:text-underline-style="solid" style:text-underline-width="auto" style:text-underline-color="font-color" officeooo:rsid="001b29d1"/>
    </style:style>
    <style:style style:name="T64" style:family="text">
      <style:text-properties fo:color="#2a6099" loext:opacity="100%" style:font-name="Liberation Mono"/>
    </style:style>
    <style:style style:name="T65" style:family="text">
      <style:text-properties fo:color="#2a6099" loext:opacity="100%" style:font-name="Liberation Mono" style:text-underline-style="solid" style:text-underline-width="auto" style:text-underline-color="font-color"/>
    </style:style>
    <style:style style:name="T66" style:family="text">
      <style:text-properties officeooo:rsid="0015afc2"/>
    </style:style>
    <style:style style:name="T67" style:family="text">
      <style:text-properties officeooo:rsid="0018f39b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124943" style:font-name-asian="sans-serif" style:font-style-asian="italic" style:font-name-complex="sans-serif" style:font-style-complex="italic"/>
    </style:style>
    <style:style style:name="T70" style:family="text">
      <style:text-properties officeooo:rsid="001098ff"/>
    </style:style>
    <style:style style:name="T71" style:family="text">
      <style:text-properties officeooo:rsid="001a9402" style:font-name-asian="sans-serif" style:font-name-complex="sans-serif"/>
    </style:style>
    <style:style style:name="T72" style:family="text">
      <style:text-properties officeooo:rsid="00124943" style:font-name-asian="sans-serif" style:font-name-complex="sans-serif"/>
    </style:style>
    <style:style style:name="T73" style:family="text">
      <style:text-properties officeooo:rsid="001b29d1"/>
    </style:style>
    <style:style style:name="T74" style:family="text">
      <style:text-properties officeooo:rsid="001bf2ff"/>
    </style:style>
    <style:style style:name="T75" style:family="text">
      <style:text-properties fo:color="#333333" loext:opacity="100%" style:font-name="Liberation Sans" fo:font-weight="bold" officeooo:rsid="00124943" style:font-weight-asian="bold" style:font-weight-complex="bold"/>
    </style:style>
    <style:style style:name="T76" style:family="text">
      <style:text-properties style:use-window-font-color="true" loext:opacity="0%" style:font-name="Liberation Sans"/>
    </style:style>
    <style:style style:name="T77" style:family="text">
      <style:text-properties style:use-window-font-color="true" loext:opacity="0%" style:font-name="Liberation Sans" fo:font-size="11pt" style:text-underline-style="none" officeooo:rsid="000ef0b9" style:font-name-asian="sans-serif" style:font-size-asian="11pt" style:font-name-complex="sans-serif" style:font-size-complex="11pt"/>
    </style:style>
    <style:style style:name="T78" style:family="text">
      <style:text-properties style:use-window-font-color="true" loext:opacity="0%" style:font-name="Liberation Sans" fo:font-weight="normal" officeooo:rsid="002441b0" style:font-weight-asian="normal" style:font-weight-complex="normal"/>
    </style:style>
    <style:style style:name="T79" style:family="text">
      <style:text-properties style:font-name="Liberation Mono"/>
    </style:style>
    <style:style style:name="T80" style:family="text">
      <style:text-properties style:font-name="Liberation Mono" fo:font-style="italic" style:font-style-asian="italic" style:font-style-complex="italic"/>
    </style:style>
    <style:style style:name="T81" style:family="text">
      <style:text-properties style:font-name="Liberation Mono" officeooo:rsid="00138e3f"/>
    </style:style>
    <style:style style:name="T82" style:family="text">
      <style:text-properties style:font-name="Liberation Mono" fo:font-size="11pt" style:font-size-asian="11pt" style:font-size-complex="11pt"/>
    </style:style>
    <style:style style:name="T83" style:family="text">
      <style:text-properties style:font-name="Liberation Mono" fo:font-size="11pt" officeooo:rsid="0018f39b" style:font-size-asian="11pt" style:font-size-complex="11pt"/>
    </style:style>
    <style:style style:name="T84" style:family="text">
      <style:text-properties style:font-name="Liberation Mono" fo:font-size="11pt" officeooo:rsid="000ef0b9" style:font-name-asian="sans-serif" style:font-size-asian="11pt" style:font-name-complex="sans-serif" style:font-size-complex="11pt"/>
    </style:style>
    <style:style style:name="T85" style:family="text">
      <style:text-properties style:font-name="Liberation Mono" fo:font-size="11pt" officeooo:rsid="001098ff" style:font-name-asian="sans-serif" style:font-size-asian="11pt" style:font-name-complex="sans-serif" style:font-size-complex="11pt"/>
    </style:style>
    <style:style style:name="T86" style:family="text">
      <style:text-properties style:font-name="Liberation Mono" officeooo:rsid="001098ff" style:font-name-asian="sans-serif" style:font-name-complex="sans-serif"/>
    </style:style>
    <style:style style:name="T87" style:family="text">
      <style:text-properties style:font-name="Liberation Mono" officeooo:rsid="001098ff"/>
    </style:style>
    <style:style style:name="T88" style:family="text">
      <style:text-properties fo:color="#4169e1" loext:opacity="100%" style:font-name="Liberation Sans" fo:font-weight="bold" officeooo:rsid="00124943" style:font-weight-asian="bold" style:font-weight-complex="bold"/>
    </style:style>
    <style:style style:name="T89" style:family="text">
      <style:text-properties fo:color="#808080" loext:opacity="100%" style:font-name="Liberation Mono" fo:font-weight="bold" officeooo:rsid="0012494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row table:style-name="TableLine140179104047552">
          <table:table-cell table:style-name="Table1.A1" office:value-type="string">
            <text:p text:style-name="P6"><text:span text:style-name="T79">agrep</text:span> {<text:span text:style-name="T80">base</text:span>} </text:p>
          </table:table-cell>
          <table:table-cell table:style-name="Table1.A1" office:value-type="string">
            <text:p text:style-name="P7">Documentación de R</text:p>
          </table:table-cell>
        </table:table-row>
      </table:table>
      <text:h text:style-name="P43" text:outline-level="2">Aproximación difusa de coincidencias <text:span text:style-name="T66">para</text:span> cadenas de texto</text:h>
      <text:h text:style-name="P15" text:outline-level="3"><text:span text:style-name="T35">Descrip</text:span><text:span text:style-name="T36">ción</text:span></text:h>
      <text:p text:style-name="P24"><text:span text:style-name="T81">agrep</text:span><text:span text:style-name="T55"> y </text:span><text:span text:style-name="T81">agrepl</text:span><text:span text:style-name="T55"> b</text:span><text:span text:style-name="T54">usca</text:span><text:span text:style-name="T56">n</text:span> coincidencias aproximadas al <text:span text:style-name="T62">patrón</text:span> <text:span text:style-name="T79">pattern</text:span><text:span text:style-name="T46"> </text:span><text:span text:style-name="T54">(</text:span>el primer argumento <text:span text:style-name="T66">de la función</text:span>) dentro de cada elemento de la cadena <text:span text:style-name="T79">x</text:span> (el segundo argumento) usando <text:span text:style-name="T61">la</text:span> distancia <text:span text:style-name="T61">de edición</text:span> generalizada de Levenshtein (<text:span text:style-name="T61">es decir, </text:span>el número mínimo de inserciones, borraduras y sustituciones ponderadas posible, necesarias para transformar una cadena en otra).</text:p>
      <text:h text:style-name="P37" text:outline-level="3">U<text:span text:style-name="T49">tilización</text:span></text:h>
      <text:p text:style-name="P33">agrep(pattern, x, max.distance = 0.1, costs = NULL,</text:p>
      <text:p text:style-name="P35"><text:s text:c="6"/><text:span text:style-name="T1">ignore.case = FALSE, value = FALSE, fixed = TRUE,</text:span></text:p>
      <text:p text:style-name="P35"><text:s text:c="6"/><text:span text:style-name="T1">useBytes = FALSE)</text:span></text:p>
      <text:p text:style-name="P42"/>
      <text:p text:style-name="P34">agrepl(pattern, x, max.distance = 0.1, costs = NULL,</text:p>
      <text:p text:style-name="P36"><text:s text:c="7"/><text:span text:style-name="T1">ignore.case = FALSE, fixed = TRUE, useBytes = FALSE)</text:span></text:p>
      <text:h text:style-name="P37" text:outline-level="3">Argument<text:span text:style-name="T49">o</text:span>s</text:h>
      <table:table table:name="Table2" table:style-name="Table2">
        <table:table-column table:style-name="Table2.A"/>
        <table:table-column table:style-name="Table2.B"/>
        <table:table-row table:style-name="TableLine140179019362816">
          <table:table-cell table:style-name="Table2.A1" office:value-type="string">
            <text:p text:style-name="P12"><text:span text:style-name="Source_20_Text"><text:span text:style-name="T82">pattern</text:span></text:span></text:p>
            <text:p text:style-name="P13"><text:span text:style-name="Source_20_Text"><text:span text:style-name="T47">patrón</text:span></text:span></text:p>
          </table:table-cell>
          <table:table-cell table:style-name="Table2.B1" office:value-type="string">
            <text:p text:style-name="P8"><text:span text:style-name="T57">u</text:span><text:span text:style-name="T58">na cadena de </text:span><text:span text:style-name="T57">caracteres</text:span><text:span text:style-name="T58"> no vacía o una cadena de caracteres que contenga una expresión regular (para </text:span><text:span text:style-name="T84">fixed = FALSE</text:span><text:span text:style-name="T58">) a ser </text:span><text:span text:style-name="T60">cotejada</text:span><text:span text:style-name="T58">. Constreñida </text:span><text:span text:style-name="T59">como</text:span><text:span text:style-name="T58"> una cadena de texto de ser posible por </text:span><text:span text:style-name="T42">as.character</text:span><text:span text:style-name="T77">.</text:span></text:p>
          </table:table-cell>
        </table:table-row>
        <table:table-row table:style-name="TableLine140179020229280">
          <table:table-cell table:style-name="Table2.A1" office:value-type="string">
            <text:p text:style-name="P12"><text:span text:style-name="Source_20_Text"><text:span text:style-name="T82">x</text:span></text:span></text:p>
          </table:table-cell>
          <table:table-cell table:style-name="Table2.B1" office:value-type="string">
            <text:p text:style-name="P11"><text:span text:style-name="T3">u</text:span><text:span text:style-name="T2">n vector de </text:span><text:span text:style-name="T3">tipo </text:span><text:span text:style-name="T2">carácter </text:span><text:span text:style-name="T3">en </text:span><text:span text:style-name="T2">donde s</text:span><text:span text:style-name="T4">erán</text:span><text:span text:style-name="T2"> buscadas las coincidencias. Constreñid</text:span><text:span text:style-name="T3">o</text:span><text:span text:style-name="T2"> por </text:span><text:span text:style-name="T42">as.character</text:span><text:span text:style-name="T2"> </text:span><text:span text:style-name="T3">como</text:span><text:span text:style-name="T2"> un vector de tipo carácter de ser posible.</text:span></text:p>
          </table:table-cell>
        </table:table-row>
        <table:table-row table:style-name="TableLine140179149211008">
          <table:table-cell table:style-name="Table2.A1" office:value-type="string">
            <text:p text:style-name="P12"><text:span text:style-name="Source_20_Text"><text:span text:style-name="T82">max.distance</text:span></text:span></text:p>
            <text:p text:style-name="P13"><text:span text:style-name="Source_20_Text"><text:span text:style-name="T47">distancia.max</text:span></text:span></text:p>
          </table:table-cell>
          <table:table-cell table:style-name="Table2.B1" office:value-type="string">
            <text:p text:style-name="P20"><text:span text:style-name="T19">m</text:span><text:span text:style-name="T10">áxima distancia permitida para </text:span><text:span text:style-name="T11">una </text:span><text:span text:style-name="T10">co</text:span><text:span text:style-name="T11">incidencia</text:span><text:span text:style-name="T10">. Expresada ya sea como un entero o como una fracción de la extensión del </text:span><text:span text:style-name="T11">patrón</text:span><text:span text:style-name="T10"> </text:span><text:span text:style-name="T31">pattern</text:span><text:span text:style-name="T10"> </text:span><text:span text:style-name="T11">multiplicada </text:span><text:span text:style-name="T10">por el máximo costo de transformación (</text:span><text:span text:style-name="T11">que </text:span><text:span text:style-name="T10">será reemplazado por el entero más pequeño no </text:span><text:span text:style-name="T12">meno</text:span><text:span text:style-name="T13">r</text:span><text:span text:style-name="T12"> </text:span><text:span text:style-name="T13">a</text:span><text:span text:style-name="T12"> la fracción correspondiente), o una lista con </text:span><text:span text:style-name="T18">los siguientes</text:span><text:span text:style-name="T12"> componentes posibles:</text:span></text:p>
            <text:p text:style-name="P2"/>
            <text:p text:style-name="P23"><text:span text:style-name="Source_20_Text"><text:span text:style-name="T82">cost:</text:span></text:span></text:p>
            <text:p text:style-name="P41">costo</text:p>
            <text:p text:style-name="P22"><text:span text:style-name="T12">máximo número/fracción del costo </text:span><text:span text:style-name="T14">por</text:span><text:span text:style-name="T12"> coincidencia (distancia generalizada de Levenshtein).</text:span></text:p>
            <text:p text:style-name="P23"><text:span text:style-name="Source_20_Text"><text:span text:style-name="T53"/></text:span></text:p>
            <text:p text:style-name="P23"><text:span text:style-name="Source_20_Text"><text:span text:style-name="T83">all:</text:span></text:span></text:p>
            <text:p text:style-name="P23"><text:span text:style-name="Source_20_Text"><text:span text:style-name="T48">todas</text:span></text:span></text:p>
            <text:p text:style-name="P3">máximo número <text:span text:style-name="T67">o </text:span>fracción de <text:span text:style-name="T68">todas</text:span> las transformaciones (inserciones, borraduras y sustituciones).</text:p>
            <text:p text:style-name="P23"><text:span text:style-name="Source_20_Text"><text:span text:style-name="T53"/></text:span></text:p>
            <text:p text:style-name="P23"><text:span text:style-name="Source_20_Text"><text:span text:style-name="T83">i</text:span></text:span><text:span text:style-name="Source_20_Text"><text:span text:style-name="T82">nsertions</text:span></text:span><text:span text:style-name="T82">:</text:span></text:p>
            <text:p text:style-name="P23"><text:span text:style-name="Source_20_Text"><text:span text:style-name="T48">inserciones</text:span></text:span></text:p>
            <text:p text:style-name="P3">máximo número <text:span text:style-name="T67">o </text:span>fracció<text:span text:style-name="T67">n</text:span> de inserciones.</text:p>
            <text:p text:style-name="P23"><text:span text:style-name="Source_20_Text"><text:span text:style-name="T52"/></text:span></text:p>
            <text:p text:style-name="P23"><text:soft-page-break/><text:span text:style-name="Source_20_Text"><text:span text:style-name="T82">deletions</text:span></text:span><text:span text:style-name="T82">:</text:span></text:p>
            <text:p text:style-name="P23"><text:span text:style-name="Source_20_Text"><text:span text:style-name="T48">borraduras</text:span></text:span></text:p>
            <text:p text:style-name="P3">máximo número <text:span text:style-name="T67">o </text:span>fracción de borraduras.</text:p>
            <text:p text:style-name="P23"><text:span text:style-name="Source_20_Text"><text:span text:style-name="T53"/></text:span></text:p>
            <text:p text:style-name="P23"><text:span text:style-name="Source_20_Text"><text:span text:style-name="T83">s</text:span></text:span><text:span text:style-name="Source_20_Text"><text:span text:style-name="T82">ubstitutions</text:span></text:span><text:span text:style-name="T82">:</text:span></text:p>
            <text:p text:style-name="P23"><text:span text:style-name="Source_20_Text"><text:span text:style-name="T48">sustituciones</text:span></text:span></text:p>
            <text:p text:style-name="P3">máximo número <text:span text:style-name="T67">o </text:span>fracción de sustituciones.</text:p>
            <text:p text:style-name="P5"/>
            <text:p text:style-name="P21"><text:span text:style-name="T15">Si el </text:span><text:span text:style-name="T16">costo</text:span><text:span text:style-name="T15"> </text:span><text:span text:style-name="T86">cost</text:span><text:span text:style-name="T15"> no es especificado, por omisión, </text:span><text:span text:style-name="T86">all</text:span><text:span text:style-name="T15"> adopta</text:span><text:span text:style-name="T17">rá</text:span><text:span text:style-name="T15"> un valor de 10% y los otros números de los límites de transformación se ajusta</text:span><text:span text:style-name="T16">rán a</text:span><text:span text:style-name="T15"> </text:span><text:span text:style-name="T86">all</text:span><text:span text:style-name="T15"> de manera </text:span><text:span text:style-name="T17">automática</text:span><text:span text:style-name="T15">. El componente </text:span><text:span text:style-name="T86">names</text:span><text:span text:style-name="T15"> puede ser abreviado. Sus valores pueden consultarse invocando </text:span><text:a xlink:type="simple" xlink:href="http://127.0.0.1:26938/help/library/base/html/agrep.html" text:style-name="Internet_20_link" text:visited-style-name="Visited_20_Internet_20_Link">.amatch_</text:a><text:span text:style-name="T44">bounds()</text:span><text:span text:style-name="T45">.</text:span></text:p>
            <text:p text:style-name="P5"/>
          </table:table-cell>
        </table:table-row>
        <table:table-row table:style-name="TableLine140179149244144">
          <table:table-cell table:style-name="Table2.A1" office:value-type="string">
            <text:p text:style-name="P12"><text:span text:style-name="Source_20_Text"><text:span text:style-name="T82">costs</text:span></text:span></text:p>
            <text:p text:style-name="P13"><text:span text:style-name="Source_20_Text"><text:span text:style-name="T47">costos</text:span></text:span></text:p>
          </table:table-cell>
          <table:table-cell table:style-name="Table2.B1" office:value-type="string">
            <text:p text:style-name="P4"><text:span text:style-name="T70">un vector numérico o lista con nombres que coinciden parcialmente con </text:span><text:span text:style-name="T87">insertions</text:span><text:span text:style-name="T70">, </text:span><text:span text:style-name="T87">deletions</text:span><text:span text:style-name="T70"> y </text:span><text:span text:style-name="T87">substitutions</text:span><text:span text:style-name="T70">, dando los respectivos costos de calcular la distancia generalizada de Levenshtein, o </text:span><text:span text:style-name="T87">NULL</text:span><text:span text:style-name="T70"> (valor por omisión) indicando que debe usarse la unidad de costos para las tres posibles transformaciones. Constreñido como entero por medio de </text:span><text:span text:style-name="T43">as.integer</text:span><text:span text:style-name="T70"> de ser posible. Sus valores pueden consultarse invocando </text:span><text:a xlink:type="simple" xlink:href="http://127.0.0.1:26938/help/library/base/html/agrep.html" text:style-name="Internet_20_link" text:visited-style-name="Visited_20_Internet_20_Link">.amatch_</text:a><text:a xlink:type="simple" xlink:href="http://127.0.0.1:26938/help/library/base/html/agrep.html" text:style-name="Internet_20_link" text:visited-style-name="Visited_20_Internet_20_Link">c</text:a><text:span text:style-name="T43">ost()</text:span><text:span text:style-name="T78">.</text:span></text:p>
          </table:table-cell>
        </table:table-row>
        <table:table-row table:style-name="TableLine140179020911344">
          <table:table-cell table:style-name="Table2.A1" office:value-type="string">
            <text:p text:style-name="P12"><text:span text:style-name="Source_20_Text"><text:span text:style-name="T82">ignore.case</text:span></text:span></text:p>
            <text:p text:style-name="P13"><text:span text:style-name="Source_20_Text"><text:span text:style-name="T47">ignorar.configuración</text:span></text:span></text:p>
          </table:table-cell>
          <table:table-cell table:style-name="Table2.B1" office:value-type="string">
            <text:p text:style-name="P9"><text:span text:style-name="T5">valor lógico. </text:span><text:span text:style-name="T6">en caso </text:span><text:span text:style-name="T9">de </text:span><text:span text:style-name="T5">seleccionarse la opción para falso</text:span><text:span text:style-name="T6"> </text:span><text:span text:style-name="T85">FALSE</text:span><text:span text:style-name="T6">, el patrón de cotejo </text:span><text:span text:style-name="T5">será</text:span><text:span text:style-name="T6"> sensible a la configuración </text:span><text:span text:style-name="T5">tipográfica del </text:span><text:span text:style-name="T6">alfabeto (mayúsculas o minúsculas) y </text:span><text:span text:style-name="T5">si se selecciona la opción para verdadero</text:span><text:span text:style-name="T6"> </text:span><text:span text:style-name="T85">TRUE</text:span><text:span text:style-name="T6">, la configuración </text:span><text:span text:style-name="T5">tipográfica</text:span><text:span text:style-name="T6"> es ignorada durante el cotejo.</text:span></text:p>
          </table:table-cell>
        </table:table-row>
        <table:table-row table:style-name="TableLine140179020003264">
          <table:table-cell table:style-name="Table2.A1" office:value-type="string">
            <text:p text:style-name="P12"><text:span text:style-name="Source_20_Text"><text:span text:style-name="T82">value</text:span></text:span></text:p>
            <text:p text:style-name="P14"><text:span text:style-name="Source_20_Text"><text:span text:style-name="T47">valor</text:span></text:span></text:p>
          </table:table-cell>
          <table:table-cell table:style-name="Table2.B1" office:value-type="string">
            <text:p text:style-name="P10"><text:span text:style-name="T5">valor lógico. </text:span><text:span text:style-name="T6">en caso </text:span><text:span text:style-name="T5">seleccionarse la opción para falso </text:span><text:span text:style-name="T85">FALSE</text:span><text:span text:style-name="T6">, un vector (de tipo entero) que contiene los índices de las coincidencias determinad</text:span><text:span text:style-name="T7">o</text:span><text:span text:style-name="T6">s es devuelto, y si </text:span><text:span text:style-name="T5">se selecciona verdadero </text:span><text:span text:style-name="T51">TRUE</text:span><text:span text:style-name="T6">, es devu</text:span><text:span text:style-name="T7">e</text:span><text:span text:style-name="T6">lto un vector que contiene los elementos </text:span><text:span text:style-name="T7">mismos</text:span><text:span text:style-name="T6"> </text:span><text:span text:style-name="T7">de coincidencia</text:span><text:span text:style-name="T6">.</text:span></text:p>
          </table:table-cell>
        </table:table-row>
        <table:table-row table:style-name="TableLine140179020692848">
          <table:table-cell table:style-name="Table2.A1" office:value-type="string">
            <text:p text:style-name="P12"><text:span text:style-name="Source_20_Text"><text:span text:style-name="T82">fixed</text:span></text:span></text:p>
            <text:p text:style-name="P14"><text:span text:style-name="Source_20_Text"><text:span text:style-name="T47">fijo</text:span></text:span></text:p>
          </table:table-cell>
          <table:table-cell table:style-name="Table2.B1" office:value-type="string">
            <text:p text:style-name="P9"><text:span text:style-name="T8">valor </text:span><text:span text:style-name="T6">lógico. </text:span><text:span text:style-name="T8">en caso de seleccionarse la opción para verdadero</text:span><text:span text:style-name="T6"> </text:span><text:span text:style-name="T85">TRUE</text:span><text:span text:style-name="T6"> (el valor por omisión), el patrón es cotejado literalmente (como está). De lo contrario, es cotejado como </text:span><text:span text:style-name="T8">u</text:span><text:span text:style-name="T6">na expresión regular.</text:span></text:p>
          </table:table-cell>
        </table:table-row>
        <table:table-row table:style-name="TableLine140179117026304">
          <table:table-cell table:style-name="Table2.A1" office:value-type="string">
            <text:p text:style-name="P12"><text:span text:style-name="Source_20_Text"><text:span text:style-name="T82">useBytes</text:span></text:span></text:p>
            <text:p text:style-name="P14"><text:span text:style-name="Source_20_Text"><text:span text:style-name="T47">usarBytes</text:span></text:span></text:p>
          </table:table-cell>
          <table:table-cell table:style-name="Table2.B1" office:value-type="string">
            <text:p text:style-name="P1"><text:span text:style-name="T71">valor </text:span><text:span text:style-name="T72">lógico. en una configuración regional </text:span><text:span text:style-name="T69">multibyte</text:span><text:span text:style-name="T72">, ¿deberá hacerse </text:span><text:span text:style-name="T71">el cotejo</text:span><text:span text:style-name="T72"> carácter-por-carácter (el valor por omisión) o byte-por-byte?</text:span></text:p>
          </table:table-cell>
        </table:table-row>
      </table:table>
      <text:h text:style-name="P37" text:outline-level="3">Deta<text:span text:style-name="T50">lles</text:span></text:h>
      <text:p text:style-name="P26">La distancia de edición de Levenshtein es utilizada como una medida de proximidad: es el número total de inserciones (ponderada posiblemente por costo), borraduras y sustituciones requeridas para transformar una cadena de texto en otra.</text:p>
      <text:p text:style-name="P16"><text:span text:style-name="T21">Esta usa </text:span><text:span text:style-name="T23">las TRE</text:span><text:span text:style-name="T21"> </text:span><text:span text:style-name="T23">de</text:span><text:span text:style-name="T21"> Ville Laurikari (</text:span><text:a xlink:type="simple" xlink:href="http://laurikari.net/tre/" text:style-name="Internet_20_link" text:visited-style-name="Visited_20_Internet_20_Link"><text:span text:style-name="T37">http://laurikari.net/tre/</text:span></text:a><text:span text:style-name="T21">), </text:span><text:span text:style-name="T23">las cuales</text:span><text:span text:style-name="T21"> acepta</text:span><text:span text:style-name="T23">n</text:span><text:span text:style-name="T21"> el cotejo de caracteres MBCS.</text:span></text:p>
      <text:p text:style-name="P25">El <text:span text:style-name="T73">principal</text:span> efecto de <text:span text:style-name="T73">que el argumento </text:span><text:span text:style-name="T79">useBytes</text:span> <text:span text:style-name="T73">se active como verdadero con </text:span><text:span text:style-name="T86">TRUE</text:span><text:span text:style-name="T73"> </text:span>es evitar errores <text:span text:style-name="T73">o </text:span>advertencias sobre entradas no válidas y coincidencias espurias en las configuraciones regionales <text:span text:style-name="T68">multibyte</text:span>. Inhibe la conversión de entradas <text:span text:style-name="T73">de texto</text:span> con codificaciones marcadas, y <text:span text:style-name="T73">si alguna</text:span> entrada se encuentra marcada como “<text:span text:style-name="T68">bytes</text:span>” <text:span text:style-name="T73">entonces es forzada </text:span>(véase <text:span text:style-name="T63">Codificación</text:span>).</text:p>
      <text:h text:style-name="P37" text:outline-level="3"><text:soft-page-break/>V<text:span text:style-name="T50">alor</text:span></text:h>
      <text:p text:style-name="P17"><text:span text:style-name="T33">agrep</text:span><text:span text:style-name="T21"> devuelve un vector que cont</text:span><text:span text:style-name="T24">endrá</text:span><text:span text:style-name="T21"> los índices de los elementos que resultaron </text:span><text:span text:style-name="T24">con</text:span><text:span text:style-name="T21"> coincidencia</text:span><text:span text:style-name="T23">s</text:span><text:span text:style-name="T21">, o, si </text:span><text:span text:style-name="T23">la opción </text:span><text:span text:style-name="T26">veradero</text:span><text:span text:style-name="T23"> </text:span><text:span text:style-name="T34">TRUE</text:span><text:span text:style-name="T29"> </text:span><text:span text:style-name="T23">del</text:span><text:span text:style-name="T21"> argume</text:span><text:span text:style-name="T32">nto </text:span><text:span text:style-name="T34">value</text:span><text:span text:style-name="T32"> e</text:span><text:span text:style-name="T21">s seleccionad</text:span><text:span text:style-name="T23">a</text:span><text:span text:style-name="T21">, </text:span><text:span text:style-name="T23">devuelve </text:span><text:span text:style-name="T21">los elementos que coincidieron </text:span><text:span text:style-name="T26">con el patrón de cotejo</text:span><text:span text:style-name="T21"> (después de constreñirlos, preservando los nombres pero no otros atributos).</text:span></text:p>
      <text:p text:style-name="P25"><text:span text:style-name="T86">agrepl</text:span> devuelve un vector <text:span text:style-name="T74">que contendrá valores</text:span> lógico<text:span text:style-name="T74">s verdaderos para los elementos que resultaron con coincidencias, y valores falsos en caso contrario</text:span>.</text:p>
      <text:h text:style-name="P37" text:outline-level="3">Not<text:span text:style-name="T50">a</text:span></text:h>
      <text:p text:style-name="P18"><text:span text:style-name="T25">Ya que</text:span><text:span text:style-name="T21"> alguien </text:span><text:span text:style-name="T25">que</text:span><text:span text:style-name="T21"> leyó la descripción </text:span><text:span text:style-name="T24">de estas funciones</text:span><text:span text:style-name="T21"> sin </text:span><text:span text:style-name="T24">prestar atención</text:span><text:span text:style-name="T21"> </text:span><text:span text:style-name="T24">hasta</text:span><text:span text:style-name="T21"> levantó un reporte de fallo </text:span><text:span text:style-name="T24">sobre</text:span><text:span text:style-name="T21"> el código, </text:span><text:span text:style-name="T24">adviértase</text:span><text:span text:style-name="T21"> que ést</text:span><text:span text:style-name="T24">as</text:span><text:span text:style-name="T21"> coteja</text:span><text:span text:style-name="T24">n</text:span><text:span text:style-name="T21"> sub-cadenas de cada elemento de </text:span><text:span text:style-name="T29">x</text:span><text:span text:style-name="T21"> (justo como lo hace </text:span><text:span text:style-name="T29">grep</text:span><text:span text:style-name="T21">) y </text:span><text:span text:style-name="T27">no</text:span><text:span text:style-name="T21"> elementos completos. Véase también </text:span><text:span text:style-name="T40">adist</text:span><text:span text:style-name="T21"> en el paquete </text:span><text:span text:style-name="T41">utils</text:span><text:span text:style-name="T21">, </text:span><text:span text:style-name="T24">la</text:span><text:span text:style-name="T21"> cual opcionalmente devuelve los caracteres </text:span><text:span text:style-name="T28">offset</text:span><text:span text:style-name="T21"> de las sub-cadenas cotejadas).</text:span></text:p>
      <text:h text:style-name="P38" text:outline-level="3">Autora<text:span text:style-name="T74">(</text:span>es)</text:h>
      <text:p text:style-name="P28"><text:span text:style-name="T50">La versión original en </text:span><text:span text:style-name="T89">R</text:span><text:span text:style-name="T75"> &lt; </text:span><text:span text:style-name="T88">2.10.0</text:span><text:span text:style-name="T50"> fue elaborada por David Meyer. La versión actual por Brian Ripley y Kurt Hornik.</text:span></text:p>
      <text:h text:style-name="P39" text:outline-level="3">Véase también</text:h>
      <text:p text:style-name="P27"><text:a xlink:type="simple" xlink:href="http://127.0.0.1:27535/help/library/base/help/grep" text:style-name="Internet_20_link" text:visited-style-name="Visited_20_Internet_20_Link"><text:span text:style-name="Source_20_Text"><text:span text:style-name="T64">grep</text:span></text:span></text:a><text:span text:style-name="T54">, </text:span><text:a xlink:type="simple" xlink:href="http://127.0.0.1:27535/help/library/base/help/adist" text:style-name="Internet_20_link" text:visited-style-name="Visited_20_Internet_20_Link"><text:span text:style-name="Source_20_Text"><text:span text:style-name="T64">adist</text:span></text:span></text:a>. Una interfaz diferente para aproximar coincidencias en cadenas <text:span text:style-name="T74">de caracteres </text:span>es proporcionada por <text:span text:style-name="T65">aregexec()</text:span><text:span text:style-name="T76">.</text:span></text:p>
      <text:h text:style-name="P39" text:outline-level="3">Ejemplos</text:h>
      <text:p text:style-name="P30">agrep("lasy", "1 lazy 2")</text:p>
      <text:p text:style-name="P31">agrep("lasy", c(" 1 lazy 2", "1 lasy 2"), max = list(sub = 0))</text:p>
      <text:p text:style-name="P31">agrep("laysy", c("1 lazy", "1", "1 LAZY"), max = 2)</text:p>
      <text:p text:style-name="P31">agrep("laysy", c("1 lazy", "1", "1 LAZY"), max = 2, value = TRUE)</text:p>
      <text:p text:style-name="P32">agrep("laysy", c("1 lazy", "1", "1 LAZY"), max = 2, ignore.case = TRUE)</text:p>
      <text:p text:style-name="P40"><text:span text:style-name="T20">[</text:span><text:span text:style-name="T22">Paquete </text:span><text:span text:style-name="Emphasis"><text:span text:style-name="T30">base</text:span></text:span><text:span text:style-name="Emphasis"><text:span text:style-name="T22"> </text:span></text:span><text:span text:style-name="T20">version 3.6.0 </text:span><text:span text:style-name="T38">Í</text:span><text:span text:style-name="T39">ndice</text:span><text:span text:style-name="T20">]</text:span></text:p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" svg:font-family="Courier" style:font-family-generic="modern" style:font-pitch="variable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25T07:28:57.134568810</meta:creation-date>
    <dc:date>2022-04-25T03:42:32.193012170</dc:date>
    <meta:editing-duration>PT3H3M49S</meta:editing-duration>
    <meta:editing-cycles>23</meta:editing-cycles>
    <meta:generator>LibreOffice/7.3.2.2$MacOSX_X86_64 LibreOffice_project/49f2b1bff42cfccbd8f788c8dc32c1c309559be0</meta:generator>
    <meta:document-statistic meta:table-count="2" meta:image-count="0" meta:object-count="0" meta:page-count="3" meta:paragraph-count="71" meta:word-count="848" meta:character-count="5654" meta:non-whitespace-character-count="4857"/>
  </office:meta>
</office:document-meta>
</file>